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171109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171109"/>
    </style:style>
    <style:style style:name="P5" style:family="paragraph" style:parent-style-name="Text_20_body">
      <style:paragraph-properties fo:padding="0.049cm" fo:border="0.06pt solid #d9d9e3"/>
      <style:text-properties fo:font-weight="bold" officeooo:rsid="00195a11" officeooo:paragraph-rsid="00195a11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fo:font-weight="bold" officeooo:rsid="00195a11" officeooo:paragraph-rsid="00195a11" style:font-weight-asian="bold" style:font-weight-complex="bold"/>
    </style:style>
    <style:style style:name="P7" style:family="paragraph" style:parent-style-name="Text_20_body">
      <style:paragraph-properties fo:padding="0.049cm" fo:border="0.06pt solid #d9d9e3"/>
      <style:text-properties officeooo:rsid="00195a11" officeooo:paragraph-rsid="00195a11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rsid="00195a11" officeooo:paragraph-rsid="00195a11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paragraph-rsid="00195a11"/>
    </style:style>
    <style:style style:name="P12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195a11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fo:font-weight="normal" officeooo:rsid="00195a11" officeooo:paragraph-rsid="00195a11" style:font-weight-asian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fo:font-weight="normal" officeooo:rsid="00195a11" style:font-weight-asian="normal" style:font-weight-complex="normal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6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  <style:text-properties officeooo:paragraph-rsid="00195a11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9" style:family="paragraph" style:parent-style-name="Text_20_body" style:list-style-name="L4">
      <style:paragraph-properties fo:margin-left="0cm" fo:margin-right="0cm" fo:text-indent="0cm" style:auto-text-indent="false" fo:padding="0.049cm" fo:border="0.06pt solid #e3e3e3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.049cm" fo:border="0.06pt solid #e3e3e3"/>
    </style:style>
    <style:style style:name="P22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officeooo:paragraph-rsid="00171109" fo:background-color="#ffffff"/>
    </style:style>
    <style:style style:name="P23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fo:background-color="#ffffff"/>
    </style:style>
    <style:style style:name="P24" style:family="paragraph" style:parent-style-name="Text_20_body" style:list-style-name="L1">
      <style:paragraph-properties fo:padding="0.049cm" fo:border="0.06pt solid #d9d9e3"/>
      <style:text-properties officeooo:rsid="00184729" officeooo:paragraph-rsid="00184729" fo:background-color="#ffffff"/>
    </style:style>
    <style:style style:name="P25" style:family="paragraph" style:parent-style-name="Text_20_body" style:list-style-name="L1">
      <style:paragraph-properties fo:padding="0.049cm" fo:border="0.06pt solid #d9d9e3"/>
      <style:text-properties officeooo:rsid="00184729" officeooo:paragraph-rsid="00192912" fo:background-color="#ffffff"/>
    </style:style>
    <style:style style:name="P26" style:family="paragraph" style:parent-style-name="Text_20_body" style:list-style-name="L1">
      <style:paragraph-properties fo:padding="0.049cm" fo:border="0.06pt solid #d9d9e3"/>
      <style:text-properties officeooo:rsid="00192912" officeooo:paragraph-rsid="00192912" fo:background-color="#ffffff"/>
    </style:style>
    <style:style style:name="T1" style:family="text">
      <style:text-properties officeooo:rsid="00171109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 loext:padding="0.049cm" loext:border="0.06pt solid #d9d9e3"/>
    </style:style>
    <style:style style:name="T3" style:family="text">
      <style:text-properties fo:background-color="#00a933" loext:char-shading-value="0"/>
    </style:style>
    <style:style style:name="T4" style:family="text">
      <style:text-properties officeooo:rsid="00195a11"/>
    </style:style>
    <style:style style:name="T5" style:family="text">
      <style:text-properties officeooo:rsid="00195a11" loext:padding="0.049cm" loext:border="0.06pt solid #e3e3e3"/>
    </style:style>
    <style:style style:name="T6" style:family="text">
      <style:text-properties loext:padding="0.049cm" loext:border="0.06pt solid #e3e3e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loext:padding="0.049cm" loext:border="0.06pt solid #e3e3e3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 loext:padding="0.049cm" loext:border="0.06pt solid #e3e3e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space-before="0.752cm" text:min-label-width="0.499cm" fo:text-align="end"/>
      </text:list-level-style-number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i">
        <style:list-level-properties text:space-before="5.754cm" text:min-label-width="0.499cm" fo:text-align="end"/>
      </text:list-level-style-number>
      <text:list-level-style-bullet text:level="6" text:style-name="Bullet_20_Symbols" loext:num-list-format="%6%" text:bullet-char="•">
        <style:list-level-properties text:space-before="7.005cm" text:min-label-width="0.499cm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8.255cm" text:min-label-width="0.499cm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9.506cm" text:min-label-width="0.499cm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0.756cm" text:min-label-width="0.499cm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2.007cm" text:min-label-width="0.499cm"/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">S</text:span>istema di gestione per una squadra di pallavolo</text:p>
      <text:p text:style-name="P12"><text:span text:style-name="T4">Ob</text:span>biettivo: fornire uno strumento <text:span text:style-name="T4">per facilitare</text:span> la gestione quotidiana, migliorando la comunicazione e agevolando il monitoraggio delle prestazioni degli atleti.</text:p>
      <text:p text:style-name="P3">Funzionalità:</text:p>
      <text:p text:style-name="P22">1. Gestione dell'Atleta:</text:p>
      <text:p text:style-name="P22"><text:tab/>Creazione e gestione di profili per ogni atleta con informazioni dettagliate, statistiche delle <text:tab/>prestazioni e una cronologia delle attività svolte.</text:p>
      <text:p text:style-name="P1">2. Calendario e Pianificazione:</text:p>
      <text:p text:style-name="P1"><text:tab/>Calendario interattivo con funzionalità di pianificazione per allenamenti, partite, riunioni e <text:tab/>altri eventi importanti. Gli utenti potranno visualizzare e aggiungere eventi direttamente dal <text:tab/>calendario.</text:p>
      <text:p text:style-name="P23">3. Monitoraggio delle Prestazioni:</text:p>
      <text:p text:style-name="P23"><text:tab/>Registrazione e analisi delle prestazioni degli atleti durante le partite, includendo dati chiave <text:tab/>come i punti segnati, la percentuale di successo nei colpi e altri indicatori cruciali.</text:p>
      <text:p text:style-name="P2"/>
      <text:p text:style-name="P2"><text:span text:style-name="T4">4</text:span>. Monitoraggio Medico:</text:p>
      <text:p text:style-name="P2"><text:tab/>Registrazione di informazioni mediche degli atleti, compresi infortuni, visite mediche e <text:tab/>piani di recupero. Una panoramica completa delle condizioni mediche degli atleti sarà <text:tab/>accessibile in modo rapido e sicuro.</text:p>
      <text:p text:style-name="P1"/>
      <text:list text:style-name="L1">
        <text:list-item>
          <text:p text:style-name="P24">Eliminazione atleta</text:p>
        </text:list-item>
        <text:list-item>
          <text:p text:style-name="P24">eliminazione evento</text:p>
        </text:list-item>
        <text:list-item>
          <text:p text:style-name="P24">modifica dettagli atleta</text:p>
        </text:list-item>
        <text:list-item>
          <text:p text:style-name="P25">modifica dettagli evento, </text:p>
        </text:list-item>
        <text:list-item>
          <text:p text:style-name="P25">prestazioni</text:p>
        </text:list-item>
        <text:list-item>
          <text:p text:style-name="P26">info mediche</text:p>
        </text:list-item>
      </text:list>
      <text:p text:style-name="P7"><text:span text:style-name="T9">Interfaccia utente </text:span></text:p>
      <text:p text:style-name="P5"><text:span text:style-name="T7">La dashboard dovrebbe fornire una panoramica generale delle informazioni più importanti relative agli atleti. Potrebbe includere statistiche globali sulla squadra, notifiche importanti e collegamenti rapidi alle funzionalità principali.</text:span></text:p>
      <text:list text:style-name="L2">
        <text:list-item>
          <text:p text:style-name="P10"><text:span text:style-name="Strong_20_Emphasis"><text:span text:style-name="T6">Gestione degli Atleti:</text:span></text:span></text:p>
          <text:list>
            <text:list-item>
              <text:p text:style-name="P9"><text:span text:style-name="Strong_20_Emphasis"><text:span text:style-name="T6">Visualizzazione dei Profili:</text:span></text:span> pagina <text:span text:style-name="T4">per la</text:span> visualizzazione dei profili degli atleti. Ogni profilo dovrebbe includere informazioni sull'atleta come nome, dati personali, statistiche delle prestazioni e informazioni mediche.</text:p>
            </text:list-item>
            <text:list-item>
              <text:p text:style-name="P9"><text:soft-page-break/><text:span text:style-name="Strong_20_Emphasis"><text:span text:style-name="T6">Modifica dei Profili:</text:span></text:span> modificare le informazioni direttamente dalla pagina del profilo.</text:p>
            </text:list-item>
            <text:list-item>
              <text:p text:style-name="P9"><text:span text:style-name="Strong_20_Emphasis"><text:span text:style-name="T6">Eliminazione degli Atleti:</text:span></text:span> eliminare un atleta dal sistema. <text:span text:style-name="T4">Con allert di conferma</text:span></text:p>
            </text:list-item>
          </text:list>
        </text:list-item>
        <text:list-item>
          <text:p text:style-name="P10"><text:span text:style-name="Strong_20_Emphasis"><text:span text:style-name="T6">Calendario e Pianificazione:</text:span></text:span></text:p>
          <text:list>
            <text:list-item>
              <text:p text:style-name="P9"><text:span text:style-name="Strong_20_Emphasis"><text:span text:style-name="T6">Visualizzazione del Calendario: </text:span></text:span>calendario interattivo che mostri gli allenamenti, le partite, le riunioni e gli altri eventi importanti della squadra.</text:p>
            </text:list-item>
            <text:list-item>
              <text:p text:style-name="P9"><text:span text:style-name="Strong_20_Emphasis"><text:span text:style-name="T6">Aggiunta di Eventi:</text:span></text:span> pulsante per consentire agli utenti di aggiungere nuovi eventi direttamente dal calendario. campi per inserire informazioni come la data, l'ora, il tipo di evento e una breve descrizione.</text:p>
              <text:p text:style-name="P9"/>
            </text:list-item>
          </text:list>
        </text:list-item>
      </text:list>
      <text:p text:style-name="P6">Interfaccia calendario</text:p>
      <text:p text:style-name="P11"><text:span text:style-name="Strong_20_Emphasis"><text:span text:style-name="T5">Visualizzazione del Calendario:</text:span></text:span></text:p>
      <text:list text:style-name="L3">
        <text:list-item>
          <text:p text:style-name="P16"><text:span text:style-name="Strong_20_Emphasis"><text:span text:style-name="T6">Aggiunta di Eventi:</text:span></text:span></text:p>
          <text:list>
            <text:list-item>
              <text:p text:style-name="P15">pulsante "Aggiungi evento" che apra un modulo pop-up o una nuova pagina dove gli utenti possono inserire i dettagli dell'evento.</text:p>
            </text:list-item>
            <text:list-item>
              <text:p text:style-name="P15">Assicurati che il modulo di aggiunta evento includa campi per la data, l'ora, il tipo di evento e una breve descrizione. </text:p>
            </text:list-item>
          </text:list>
        </text:list-item>
        <text:list-item>
          <text:p text:style-name="P16"><text:span text:style-name="Strong_20_Emphasis"><text:span text:style-name="T6">Modifica degli Eventi:</text:span></text:span></text:p>
          <text:list>
            <text:list-item>
              <text:p text:style-name="P17">pulsante "<text:span text:style-name="T4">Modifica</text:span> evento" che apra un modulo pop-up o una nuova pagina dove gli utenti possono inserire i dettagli dell'evento che consenta loro di aggiornare i dettagli dell'evento.</text:p>
            </text:list-item>
            <text:list-item>
              <text:p text:style-name="P15">feedback visivo quando le modifiche vengono apportate con successo.</text:p>
            </text:list-item>
          </text:list>
        </text:list-item>
        <text:list-item>
          <text:p text:style-name="P16"><text:span text:style-name="Strong_20_Emphasis"><text:span text:style-name="T6">Eliminazione degli Eventi:</text:span></text:span></text:p>
          <text:list>
            <text:list-item>
              <text:p text:style-name="P15">opzione per eliminare gli eventi dal calendario. <text:s/>la cancellazione degli eventi richied<text:span text:style-name="T4">e</text:span> una conferma per evitare eliminazioni accidentali.</text:p>
            </text:list-item>
          </text:list>
        </text:list-item>
      </text:list>
      <text:p text:style-name="P14"/>
      <text:p text:style-name="P6">Interfaccia prestazioni</text:p>
      <text:p text:style-name="P13"><text:span text:style-name="Strong_20_Emphasis"><text:span text:style-name="T6">Dashboard delle Prestazioni:</text:span></text:span></text:p>
      <text:list text:style-name="L4">
        <text:list-item>
          <text:list>
            <text:list-item>
              <text:p text:style-name="P18">dashboard che fornisca una panoramica delle prestazioni degli atleti. Potrebbe includere statistiche aggregate come punti segnati, percentuale di successo nei colpi, percentuale di ricezioni positive, </text:p>
            </text:list-item>
          </text:list>
        </text:list-item>
        <text:list-item>
          <text:p text:style-name="P19"><text:span text:style-name="Strong_20_Emphasis"><text:span text:style-name="T6">Registrazione delle Prestazioni:</text:span></text:span></text:p>
          <text:list>
            <text:list-item>
              <text:p text:style-name="P18">un'interfaccia per la registrazione delle prestazioni degli atleti durante le partite o gli allenamenti. include campi per inserire informazioni come il numero di punti segnati, il numero di errori, il numero di ricezioni positive, ecc.</text:p>
            </text:list-item>
            <text:list-item>
              <text:p text:style-name="P18">utilizzo di input a discesa o bottoni predefiniti per semplificare il processo di registrazione delle prestazioni e ridurre al minimo gli errori.</text:p>
            </text:list-item>
          </text:list>
        </text:list-item>
        <text:list-item>
          <text:p text:style-name="P19"><text:span text:style-name="Strong_20_Emphasis"><text:span text:style-name="T6">Analisi delle Prestazioni:</text:span></text:span></text:p>
          <text:list>
            <text:list-item>
              <text:p text:style-name="P19"><text:soft-page-break/>Consentire agli utenti di filtrare e ordinare i dati in base a diversi criteri, come il periodo di tempo, il tipo di evento (partita, allenamento, ecc.), o il singolo atleta.</text:p>
            </text:list-item>
          </text:list>
        </text:list-item>
      </text:list>
      <text:list text:style-name="L5">
        <text:list-header>
          <text:p text:style-name="P21"><text:span text:style-name="Strong_20_Emphasis"><text:span text:style-name="T10"/></text:span></text:p>
        </text:list-header>
        <text:list-item>
          <text:p text:style-name="P21"><text:span text:style-name="Strong_20_Emphasis"><text:span text:style-name="T6">Dashboard:</text:span></text:span></text:p>
          <text:list>
            <text:list-item>
              <text:p text:style-name="P20">Panoramica delle prestazioni della squadra</text:p>
            </text:list-item>
            <text:list-item>
              <text:p text:style-name="P20">Statistiche aggregate sugli atleti (punti segnati, percentuale di successo nei colpi)</text:p>
            </text:list-item>
            <text:list-item>
              <text:p text:style-name="P20">Prossimi eventi </text:p>
            </text:list-item>
            <text:list-item>
              <text:p text:style-name="P20">Collegamenti rapidi alle funzionalità principali (gestione degli atleti, calendario, monitoraggio delle prestazioni)</text:p>
            </text:list-item>
          </text:list>
        </text:list-item>
        <text:list-item>
          <text:p text:style-name="P21"><text:span text:style-name="Strong_20_Emphasis"><text:span text:style-name="T6">Pagina degli Atleti:</text:span></text:span></text:p>
          <text:list>
            <text:list-item>
              <text:p text:style-name="P20">Elenco di tutti gli atleti della squadra con <text:s/>informazioni di base <text:span text:style-name="T4">filtraggio</text:span></text:p>
            </text:list-item>
            <text:list-item>
              <text:p text:style-name="P20">Pulsante per aggiungere un nuovo atleta</text:p>
            </text:list-item>
            <text:list-item>
              <text:p text:style-name="P20">Possibilità di visualizzare il profilo dettagliato di ciascun atleta, includendo:</text:p>
              <text:list>
                <text:list-item>
                  <text:p text:style-name="P20">Informazioni personali (nome, data di nascita, <text:span text:style-name="T4">ruolo</text:span>, ecc.)</text:p>
                </text:list-item>
                <text:list-item>
                  <text:p text:style-name="P20">Statistiche delle prestazioni</text:p>
                </text:list-item>
                <text:list-item>
                  <text:p text:style-name="P20">Informazioni mediche</text:p>
                </text:list-item>
              </text:list>
            </text:list-item>
            <text:list-item>
              <text:p text:style-name="P20">Opzioni per modificare o eliminare gli atleti</text:p>
            </text:list-item>
          </text:list>
        </text:list-item>
        <text:list-item>
          <text:p text:style-name="P21"><text:span text:style-name="Strong_20_Emphasis"><text:span text:style-name="T6">Pagina del Calendario:</text:span></text:span></text:p>
          <text:list>
            <text:list-item>
              <text:p text:style-name="P20">Visualizzazione del calendario con eventi pianificati (allenamenti, partite, riunioni)</text:p>
            </text:list-item>
            <text:list-item>
              <text:p text:style-name="P20">Possibilità di navigare tra visualizzazioni giornaliere, settimanali e mensili</text:p>
            </text:list-item>
            <text:list-item>
              <text:p text:style-name="P20">Opzione per aggiungere un nuovo evento dal calendario</text:p>
            </text:list-item>
            <text:list-item>
              <text:p text:style-name="P20">Filtri per visualizzare solo eventi specifici </text:p>
            </text:list-item>
          </text:list>
        </text:list-item>
        <text:list-item>
          <text:p text:style-name="P21"><text:span text:style-name="Strong_20_Emphasis"><text:span text:style-name="T6">Pagina di Monitoraggio delle Prestazioni:</text:span></text:span></text:p>
          <text:list>
            <text:list-item>
              <text:p text:style-name="P8">grafici</text:p>
            </text:list-item>
            <text:list-item>
              <text:p text:style-name="P20">Registrazione dei dati delle prestazioni per ogni atleta (punti segnati, errori, percentuale di successo nei colpi, ecc.)</text:p>
              <text:p text:style-name="P20"/>
            </text:list-item>
          </text:list>
        </text:list-item>
        <text:list-item>
          <text:p text:style-name="P21"><text:span text:style-name="Strong_20_Emphasis"><text:span text:style-name="T6">Pagina di Gestione Medica:</text:span></text:span></text:p>
          <text:list>
            <text:list-item>
              <text:p text:style-name="P20">Elenco delle informazioni mediche degli atleti </text:p>
            </text:list-item>
            <text:list-item>
              <text:p text:style-name="P20">Possibilità di aggiungere nuove informazioni mediche per gli atleti</text:p>
            </text:list-item>
            <text:list-item>
              <text:p text:style-name="P20">Visualizzazione delle informazioni mediche dettagliate per ciascun atleta</text:p>
            </text:list-item>
            <text:list-item>
              <text:p text:style-name="P21">Opzioni per modificare o eliminare le informazioni mediche degli atleti</text:p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1:16:58.021000000</meta:creation-date>
    <dc:date>2024-04-12T12:51:00.088000000</dc:date>
    <meta:editing-duration>PT4H13M22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73" meta:word-count="758" meta:character-count="5336" meta:non-whitespace-character-count="4683"/>
  </office:meta>
</office:document-meta>
</file>